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Ubuntu1" svg:font-family="Ubuntu" style:font-adornments="Gras" style:font-pitch="variable"/>
    <style:font-face style:name="Ubuntu" svg:font-family="Ubuntu"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text-properties officeooo:paragraph-rsid="001b11e9"/>
    </style:style>
    <style:style style:name="P2" style:family="paragraph" style:parent-style-name="Standard_20_gauche">
      <style:text-properties fo:font-size="11pt" style:font-size-asian="11pt" style:font-size-complex="11pt"/>
    </style:style>
    <style:style style:name="P3" style:family="paragraph" style:parent-style-name="Standard_20_note">
      <style:text-properties fo:font-size="11pt" officeooo:paragraph-rsid="001b11e9" style:font-size-asian="11pt" style:font-size-complex="11pt"/>
    </style:style>
    <style:style style:name="T1" style:family="text">
      <style:text-properties officeooo:rsid="001b11e9"/>
    </style:style>
    <style:style style:name="T2" style:family="text">
      <style:text-properties officeooo:rsid="001b741a"/>
    </style:style>
    <style:style style:name="T3" style:family="text">
      <style:text-properties officeooo:rsid="001d37f0"/>
    </style:style>
    <style:style style:name="T4" style:family="text">
      <style:text-properties officeooo:rsid="001d41cc"/>
    </style:style>
    <style:style style:name="T5" style:family="text">
      <style:text-properties officeooo:rsid="001de1e8"/>
    </style:style>
    <style:style style:name="T6" style:family="text">
      <style:text-properties fo:font-size="11pt" officeooo:rsid="001d41cc" style:font-size-asian="11pt" style:font-size-complex="11pt"/>
    </style:style>
    <style:style style:name="T7" style:family="text">
      <style:text-properties fo:font-size="11pt" officeooo:rsid="001de1e8" style:font-size-asian="11pt" style:font-size-complex="11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Je me réjouis d'aller dormir, me glisser franchement dans un rêve, pouvoir poser le pied sur un sol tangible et compter sur une raison consistante. Ça me changera de l'activité journalière. C'est comme si on y planait dans un monde désespérément réel, c'est-à-dire idéologique, un monde immunisé contre les faits, une culture fossilisée, de la lèpre saupoudrée de poudre de riz, chers grands illustres, sachez que notre adoration est à la hauteur de notre hypocrisie, l'empirisme et la raison ne nous intéressent guère, nous sommes assez rapidement revenu à l'effort d'acceptation du rapport de force, c'est bien naturel Monsieur Orwell.</text:span></text:p>
      <text:p text:style-name="P3"><text:span text:style-name="T1">Une formation de spécialiste en information documentaire. Un spécialiste en information documentaire, ça gère l'information pour un usager, comprendre un dominant qui paie, vu qu'il est né dans un tas de cuillères d'argent, et gérer l'information au fond c'est éviter qu'on ne réalise dans quel monde on vit. Ce doit être la raison fondamentale qui fait qu'on enseigne A et qu'on pratique non-A, non-A étant plus profitable au dominant qui paie que A, cette vulgaire option théorique et rationnelle. Pérennité, </text:span><text:span text:style-name="T3">interopérabilité</text:span><text:span text:style-name="T1"> et format ouvert, le tout enregistré dans un nième format propriétaire. Adapter la théorie et la pratique documentaire à la "science" économique, intégrer et comprendre la stratégie de l'économie du savoir (ou plus précisément de la privatisation de celui-ci), au moment même où le sol se dérobe de sous les pieds fragiles de la mondialisation.</text:span></text:p>
      <text:p text:style-name="P3"><text:span text:style-name="T1"/></text:p>
      <text:p text:style-name="P2"><text:span text:style-name="T2">Le plus triste, c'est que je parviens à pourrir les week-ends... taches noires, grasses et velues, </text:span><text:span text:style-name="T3">colonisent</text:span><text:span text:style-name="T2"> </text:span><text:span text:style-name="T3">le papier des fenêtres, la transparence se noie dans l'opacité<text:line-break/></text:span><text:span text:style-name="T4">coquelicots crêpe funèbre<text:line-break/>comme la foulée parce que<text:line-break/>parce que<text:line-break/>tu as fixé un point j'ai ô<text:line-break/>mais trique<text:line-break/>tout là-bas tout au bout au-delà de la<text:line-break/>courbe malgré le massif d'églantier<text:line-break/>puis à la suite<text:line-break/>une flèche concrète<text:line-break/>déjoue la vigilance des sens<text:line-break/>en se glissant sous le sens<text:line-break/>la taupe travaille dans ses galeries<text:line-break/>alors qu'à la surface galèrent<text:line-break/>les agents doubles<text:line-break/>au carré<text:line-break/>de la racine des officiers plantés là<text:line-break/>plantons galonnés<text:line-break/></text:span><text:span text:style-name="T5">gardiens du temps à jamais écoulé<text:line-break/>tant pis temps fuit tant<text:line-break/>mieux une ouverture entre les<text:line-break/>textes textures textiles<text:line-break/>de la souplesse<text:line-break/>desseins<text:line-break/>au fusain<text:line-break/>poussière granuleuse au sablier<text:line-break/>échapp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Ubuntu1" svg:font-family="Ubuntu" style:font-adornments="Gras" style:font-pitch="variable"/>
    <style:font-face style:name="Ubuntu" svg:font-family="Ubuntu"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CH"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Arial1" fo:font-size="10pt"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re_20_1_20_bibliogen" style:display-name="Titre 1 bibliogen" style:family="paragraph" style:parent-style-name="Standard" style:next-style-name="Standard_20_bibliogen" style:class="text" style:master-page-name="">
      <style:paragraph-properties fo:margin-top="0.101cm" fo:margin-bottom="0.199cm" style:page-number="auto"/>
      <style:text-properties fo:font-size="11pt" style:text-underline-style="solid" style:text-underline-width="auto" style:text-underline-color="font-color" fo:font-weight="bold" style:font-size-asian="10.5pt"/>
    </style:style>
    <style:style style:name="Standard_20_bibliogen" style:display-name="Standard bibliogen" style:family="paragraph" style:parent-style-name="Standard" style:class="text">
      <style:text-properties fo:font-size="11pt" style:font-size-asian="11pt" style:font-size-complex="11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Ubuntu" style:font-size-asian="10.5pt"/>
    </style:style>
    <style:style style:name="En-tête_20_bibliogen" style:display-name="En-tête bibliogen" style:family="paragraph" style:parent-style-name="Header" style:class="extra">
      <style:text-properties fo:font-size="14pt" fo:font-weight="bold" style:font-size-asian="12.25pt" style:font-weight-asian="bold" style:font-size-complex="14pt" style:font-weight-complex="bold"/>
    </style:style>
    <style:style style:name="Standard_20_gauche" style:display-name="Standard gauche" style:family="paragraph" style:parent-style-name="Standard" style:class="text">
      <style:paragraph-properties fo:text-align="start" style:justify-single-word="false"/>
      <style:text-properties style:font-name="Ubuntu" style:font-size-asian="10.5pt"/>
    </style:style>
    <style:style style:name="Title" style:family="paragraph" style:parent-style-name="Standard" style:next-style-name="Subtitle" style:class="chapter">
      <style:paragraph-properties fo:text-align="center" style:justify-single-word="false"/>
      <style:text-properties fo:font-size="16pt" fo:language="fr" fo:country="CH"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Standard_20_note" style:display-name="Standard note" style:family="paragraph" style:parent-style-name="Standard_20_bibliogen" style:class="text" style:master-page-name="">
      <style:paragraph-properties style:page-number="auto"/>
      <style:text-properties style:font-name="Ubuntu"/>
    </style:style>
    <style:style style:name="Titre_20_1_20_note" style:display-name="Titre 1 note" style:family="paragraph" style:parent-style-name="Titre_20_1_20_bibliogen" style:next-style-name="Standard_20_note" style:class="text" style:master-page-name="">
      <style:paragraph-properties style:page-number="auto"/>
      <style:text-properties style:font-name="Ubuntu1" style:font-size-asian="10.5pt"/>
    </style:style>
    <style:style style:name="Standard_20_12-1.5" style:display-name="Standard 12-1.5" style:family="paragraph" style:parent-style-name="Standard" style:class="text" style:master-page-name="">
      <style:paragraph-properties fo:line-height="150%" style:page-number="auto"/>
      <style:text-properties style:font-name="Ubuntu" fo:font-size="12pt" style:font-size-asian="10.5pt" style:font-size-complex="12pt"/>
    </style:style>
    <style:style style:name="Titre_20_1_20_12-1.5" style:display-name="Titre 1 12-1.5" style:family="paragraph" style:parent-style-name="Standard_20_12-1.5" style:next-style-name="Standard_20_12-1.5" style:class="text">
      <style:text-properties fo:font-size="12pt" style:text-underline-style="solid" style:text-underline-width="auto" style:text-underline-color="font-color" fo:font-weight="bold" style:font-size-asian="12pt" style:font-size-complex="12pt"/>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1b11e9"/>
    </style:style>
    <style:style style:name="MT1" style:family="text">
      <style:text-properties officeooo:rsid="001de1e8"/>
    </style:style>
    <style:style style:name="MT2" style:family="text">
      <style:text-properties officeooo:rsid="001b11e9"/>
    </style:style>
    <style:page-layout style:name="Mpm1">
      <style:page-layout-properties fo:page-width="20.999cm" fo:page-height="29.699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Échappée</text:span><text:tab/><text:tab/><text:span text:style-name="MT2">lundi 11 octobre 2010</text:span></text:p>
      </style:header>
      <style:footer>
        <text:p text:style-name="Footer"><text:tab/><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10-11T21:10:40</meta:creation-date>
    <dc:title>prise2notes</dc:title>
    <meta:editing-duration>PT00H23M07S</meta:editing-duration>
    <meta:editing-cycles>3</meta:editing-cycles>
    <meta:generator>OpenOffice.org/3.2$Linux OpenOffice.org_project/320m19$Build-9505</meta:generator>
    <meta:initial-creator>iGor </meta:initial-creator>
    <dc:date>2010-10-11T22:36:18</dc:date>
    <dc:creator>iGor </dc:creator>
    <meta:document-statistic meta:table-count="0" meta:image-count="0" meta:object-count="0" meta:page-count="1" meta:paragraph-count="5" meta:word-count="374" meta:character-count="2326"/>
  </office:meta>
</office:document-meta>
</file>